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T28" style:parent-style-name="Absatz-Standardschriftart" style:family="text">
      <style:text-properties fo:language="en" fo:country="US"/>
    </style:style>
    <style:style style:name="P29" style:parent-style-name="Standard" style:family="paragraph">
      <style:text-properties fo:color="#FF0000"/>
    </style:style>
    <style:style style:name="P30" style:parent-style-name="Standard" style:family="paragraph">
      <style:text-properties fo:color="#FF0000"/>
    </style:style>
    <style:style style:name="P31" style:parent-style-name="Standard" style:family="paragraph">
      <style:text-properties fo:color="#FF0000"/>
    </style:style>
    <style:style style:name="P32" style:parent-style-name="Standard" style:family="paragraph">
      <style:text-properties fo:color="#FF0000"/>
    </style:style>
    <style:style style:name="P33" style:parent-style-name="Standard" style:family="paragraph">
      <style:text-properties fo:language="en" fo:country="US"/>
    </style:style>
    <style:style style:name="T34" style:parent-style-name="Absatz-Standardschriftart" style:family="text">
      <style:text-properties fo:language="en" fo:country="US"/>
    </style:style>
    <style:style style:name="P35" style:parent-style-name="Standard" style:family="paragraph">
      <style:text-properties fo:color="#FF0000"/>
    </style:style>
    <style:style style:name="P36" style:parent-style-name="Standard" style:family="paragraph">
      <style:text-properties fo:color="#FF0000"/>
    </style:style>
    <style:style style:name="P37" style:parent-style-name="Standard" style:family="paragraph">
      <style:text-properties fo:color="#FF0000"/>
    </style:style>
    <style:style style:name="P38" style:parent-style-name="Standard" style:family="paragraph">
      <style:text-properties fo:color="#FF0000"/>
    </style:style>
    <style:style style:name="P39" style:parent-style-name="Standard" style:family="paragraph">
      <style:text-properties fo:color="#FF0000"/>
    </style:style>
    <style:style style:name="P40" style:parent-style-name="Standard" style:family="paragraph">
      <style:text-properties fo:color="#FF0000"/>
    </style:style>
    <style:style style:name="P41" style:parent-style-name="Standard" style:family="paragraph">
      <style:text-properties fo:color="#FF0000"/>
    </style:style>
    <style:style style:name="P42" style:parent-style-name="Standard" style:family="paragraph">
      <style:paragraph-properties fo:text-indent="0.4923in"/>
    </style:style>
  </office:automatic-styles>
  <office:body>
    <office:text text:use-soft-page-breaks="true">
      <text:p text:style-name="P1">Nachdenkzettel Logging</text:p>
      <text:p text:style-name="Standard"/>
      <text:p text:style-name="Standard">….....................................................................................................</text:p>
      <text:p text:style-name="Standard">Vorname, Name, Matrikelnummer</text:p>
      <text:p text:style-name="Standard"/>
      <text:p text:style-name="Standard"><text:s text:c="36"/></text:p>
      <text:p text:style-name="Standard">1. Kennzeichnen Sie in der Config die Stellen wo über das</text:p>
      <text:p text:style-name="Standard">- was geloggt wird</text:p>
      <text:p text:style-name="Standard">- wieviel geloggt wird</text:p>
      <text:p text:style-name="Standard">- wo geloggt wird</text:p>
      <text:p text:style-name="Standard">- wie geloggt wird</text:p>
      <text:p text:style-name="P2">entschieden wird</text:p>
      <text:p text:style-name="P3"/>
      <text:p text:style-name="P4"/>
      <text:p text:style-name="P5"/>
      <text:p text:style-name="P6">&lt;Configuration&gt;</text:p>
      <text:p text:style-name="P7"><text:s text:c="4"/>&lt;Appenders&gt;</text:p>
      <text:p text:style-name="P8"><text:s text:c="8"/>&lt;File name="A1" fileName="A1.log" append="false"&gt;</text:p>
      <text:p text:style-name="P9"><text:s text:c="12"/>&lt;PatternLayout pattern="%t %-5p %c{2} - %m%n"/&gt;</text:p>
      <text:p text:style-name="P10"><text:s text:c="8"/>&lt;/File&gt;</text:p>
      <text:p text:style-name="P11"><text:s text:c="8"/>&lt;Console name="STDOUT" target="SYSTEM_OUT"&gt;</text:p>
      <text:p text:style-name="P12"><text:s text:c="12"/>&lt;PatternLayout pattern="%d %-5p [%t] %C{2} (%F:%L) - %m%n"/&gt;</text:p>
      <text:p text:style-name="P13"><text:s text:c="8"/>&lt;/Console&gt;</text:p>
      <text:p text:style-name="P14"><text:s text:c="4"/>&lt;/Appenders&gt;</text:p>
      <text:p text:style-name="P15"><text:s text:c="4"/>&lt;Loggers&gt;</text:p>
      <text:p text:style-name="P16"/>
      <text:p text:style-name="P17"><text:s text:c="8"/>&lt;!-- You my want to define class or package level per-logger rules --&gt;</text:p>
      <text:p text:style-name="P18"><text:s text:c="8"/>&lt;Logger name="se2examples.core.businessLogic.VehicleManager" level="debug"&gt;</text:p>
      <text:p text:style-name="P19"><text:s text:c="12"/>&lt;AppenderRef ref="A1"/&gt;</text:p>
      <text:p text:style-name="P20"><text:s text:c="8"/>&lt;/Logger&gt;</text:p>
      <text:p text:style-name="P21"><text:s text:c="8"/>&lt;Root level="debug"&gt;</text:p>
      <text:p text:style-name="P22"><text:s text:c="12"/>&lt;AppenderRef ref="STDOUT"/&gt;</text:p>
      <text:p text:style-name="P23"><text:s text:c="8"/>&lt;/Root&gt;</text:p>
      <text:p text:style-name="P24"><text:s text:c="4"/>&lt;/Loggers&gt;</text:p>
      <text:p text:style-name="Standard">&lt;/Configuration&gt;</text:p>
      <text:p text:style-name="Standard"/>
      <text:p text:style-name="Standard">1.2 Wie würde man erreichen, dass für alle Klassen innerhalb eines Packages ein spezieller Loglevel gelten würde? Könnte man auch alle Klassen eines Packages in ein anderes File loggen?</text:p>
      <text:p text:style-name="Standard"/>
      <text:p text:style-name="Standard"/>
      <text:p text:style-name="Standard"/>
      <text:p text:style-name="Standard"/>
      <text:p text:style-name="Standard"/>
      <text:p text:style-name="Standard">2. Geben Sie je ein Beispiel wann Sie den loglevel</text:p>
      <text:p text:style-name="Standard">- error</text:p>
      <text:p text:style-name="Standard">- info</text:p>
      <text:p text:style-name="Standard">- debug</text:p>
      <text:p text:style-name="Standard">verwenden</text:p>
      <text:p text:style-name="Standard"/>
      <text:p text:style-name="Standard"/>
      <text:p text:style-name="Standard"/>
      <text:p text:style-name="Standard"/>
      <text:p text:style-name="Standard">3. Sie verwenden einen FileAppender für das Logging. Jetzt <text:s text:c="25"/></text:p>
      <text:p text:style-name="Standard">soll Ihre Application im Datacenter laufen. Was machen Sie mit dem FileAppender?</text:p>
      <text:p text:style-name="Standard"/>
      <text:p text:style-name="Standard"/>
      <text:p text:style-name="Standard"><text:s text:c="11"/></text:p>
      <text:p text:style-name="Standard"><text:s text:c="3"/></text:p>
      <text:p text:style-name="Standard"><text:s/></text:p>
      <text:p text:style-name="Standard"><text:s text:c="45"/></text:p>
      <text:p text:style-name="Standard"/>
      <text:p text:style-name="Standard"/>
      <text:p text:style-name="Standard"/>
      <text:p text:style-name="Standard"/>
      <text:p text:style-name="Standard"/>
      <text:p text:style-name="Standard">4. Macht logging Ihre Application langsamer? Was passiert wenn Sie log.debug(„foobar“); aufrufen? Wie sollte sich das Logging Subsystem verhalten?</text:p>
      <text:p text:style-name="Standard"/>
      <text:p text:style-name="Standard"><text:s text:c="7"/></text:p>
      <text:p text:style-name="Standard"/>
      <text:p text:style-name="Standard"><text:s text:c="23"/></text:p>
      <text:p text:style-name="Standard"/>
      <text:p text:style-name="Standard"/>
      <text:p text:style-name="Standard"><text:s text:c="13"/></text:p>
      <text:p text:style-name="Standard"/>
      <text:p text:style-name="Standard"/>
      <text:p text:style-name="Standard"/>
      <text:p text:style-name="Standard"/>
      <text:p text:style-name="Standard"/>
      <text:p text:style-name="Standard"/>
      <text:p text:style-name="Standard">5. Ein Request an Ihre Application durchläuft einen Proxy Server, dann einen Web Server, dann einen Application Server und dann die Datenbank. Auf jedem Server loggen Sie die Requests. Welches Problem tritt auf?</text:p>
      <text:p text:style-name="Standard"/>
      <text:p text:style-name="Standard"/>
      <text:p text:style-name="Standard"/>
      <text:p text:style-name="Standard"/>
      <text:p text:style-name="Standard"/>
      <text:p text:style-name="Standard"/>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6. Was sollten Sie pro Komponente/Tier loggen?</text:p>
      <text:p text:style-name="Standard"/>
      <text:p text:style-name="Standard"/>
      <text:p text:style-name="Standard"><text:s text:c="2"/></text:p>
      <text:p text:style-name="Standard"><text:s text:c="3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7. Aus Geschwindigkeitsgründen halten Sie teure DB-Connections auf Vorrat in einem Pool. Jeder Request vom Client braucht dann eine Connection. Der Pool hat die Methoden:</text:p>
      <text:p text:style-name="P25">DB Connection con = ConnectionPool.getConnection();</text:p>
      <text:p text:style-name="P26">ConnectionPool.freeConnection( DBConnection dbCon);</text:p>
      <text:p text:style-name="P27"/>
      <text:p text:style-name="Standard"><text:span text:style-name="T28">Was loggen Sie in Ihrem App Server?<text:s/></text:span>Oder anders gefragt: Was wollen Sie beim Umgang mit dem Pool <text:s/>als Software-Architektin wissen?</text:p>
      <text:p text:style-name="Standard"/>
      <text:p text:style-name="Standard"/>
      <text:p text:style-name="Standard"/>
      <text:p text:style-name="Standard">8. Sie fügen log-statements in die Login-Klasse ein. Was müssen Sie unbedingt beachten???</text:p>
      <text:p text:style-name="Standard">Tipp: <text:s/>Denken Sie über Userverhalten nach. Und über Mitarbeiter….</text:p>
      <text:p text:style-name="Standard"/>
      <text:p text:style-name="Standard"/>
      <text:p text:style-name="Standard"/>
      <text:p text:style-name="Standard"/>
      <text:p text:style-name="Standard"/>
      <text:p text:style-name="Standard"/>
      <text:p text:style-name="Standard"/>
      <text:p text:style-name="Standard"/>
      <text:soft-page-break/>
      <text:p text:style-name="P29">Antworten</text:p>
      <text:p text:style-name="P30"/>
      <text:p text:style-name="P31">Aufgabe 1:</text:p>
      <text:p text:style-name="Standard">Was geloggt wird: Die Muster für die Log-Nachrichten werden in den "PatternLayout"-Elementen definiert, die innerhalb der Appender definiert sind.</text:p>
      <text:p text:style-name="Standard">Wieviel geloggt wird: Der Log-Level wird in den "Logger"-Elementen festgelegt</text:p>
      <text:p text:style-name="Standard">Wo geloggt wird: Die Appender definieren die Zielorte des Loggings. In der gegebenen Konfiguration werden zwei Appender verwendet:</text:p>
      <text:p text:style-name="Standard"/>
      <text:p text:style-name="Standard">"A1" schreibt in die Datei "A1.log".</text:p>
      <text:p text:style-name="Standard">"STDOUT" schreibt in die Konsole ("SYSTEM_OUT").</text:p>
      <text:p text:style-name="Standard"/>
      <text:p text:style-name="Standard">Wie geloggt wird: Das Format der Log-Nachrichten wird durch die Musterplatzhalter in den "PatternLayout"-Elementen definiert.</text:p>
      <text:p text:style-name="Standard"/>
      <text:p text:style-name="P32">Aufgabe<text:s/>1.2:</text:p>
      <text:p text:style-name="Standard">Für ein spezielles Log-Level aller Klassen im Package kann der Name des Packages als Logger-Name verwendet werden, um das Log-Level zuzuweisen.</text:p>
      <text:p text:style-name="Standard"/>
      <text:p text:style-name="P33">&lt;Logger name="se2examples.core.businessLogic" level="info"&gt;</text:p>
      <text:p text:style-name="Standard"><text:span text:style-name="T34"><text:s text:c="4"/></text:span>&lt;AppenderRef ref="A1"/&gt;</text:p>
      <text:p text:style-name="Standard">&lt;/Logger&gt;</text:p>
      <text:p text:style-name="Standard"/>
      <text:p text:style-name="Standard">Das setzt das Log-Level für die Klassen im Package auf Info.</text:p>
      <text:p text:style-name="Standard"/>
      <text:p text:style-name="Standard">Es können auch alle Klassen eines Packages in andere Dateien geloggt werden. Wenn das möchte muss ein weiterer „Appender“ konfiguriert werden und mit dem Logger verknüpft werden.</text:p>
      <text:p text:style-name="Standard"/>
      <text:p text:style-name="P35">Aufgabe 2:</text:p>
      <text:p text:style-name="Standard">ERROR: Wenn ein schwerwiegender Fehler auftritt. Beispiel: Eine kritische Datenbankverbindung wird nicht aufgebaut.</text:p>
      <text:p text:style-name="Standard">INFO: Wenn wichtige Informationen über die Anwendung protokolliert werden sollen. Beispiel:<text:s/>Eine Anmeldung wurde erfolgreich abgeschlossen.</text:p>
      <text:p text:style-name="Standard">DEBUG: Wenn Details über Fehlermeldungen für das spätere Debugging ausgegeben werden sollen. Beispiel: Eine Schleife die durchläuft soll jedes Mal den Variablen wert ausgeben.</text:p>
      <text:p text:style-name="Standard"><text:line-break/></text:p>
      <text:p text:style-name="P36">Aufgabe 3:</text:p>
      <text:p text:style-name="Standard">Läuft die eigene Anwendung in einem Datencenter ist es vielleicht nicht gut das lokal mit dem FileAppender zu schreiben. Man kann hier aber einen Remote-Appender einsetzen statt dem FileAppender der die Nachrichten an einen zentralen Log-Server schickt. Dann kann man alles über einen Server verwalten/einsehen.</text:p>
      <text:p text:style-name="Standard"/>
      <text:p text:style-name="P37">Aufgabe 4:</text:p>
      <text:p text:style-name="Standard">Wenn aufwendige Log-Operationen ausgeführt werden, kann es die Anwendung verlangsamen. Auch wenn viele Log-Nachrichten erzeugt werden.<text:s/></text:p>
      <text:p text:style-name="Standard">Wenn der Log-Level des Loggers auf "debug" oder höher (z. B. "info", "warn", "error") festgelegt ist, wird die Log-Nachricht "foobar" ausgegeben.</text:p>
      <text:p text:style-name="Standard">Wenn der Log-Level des Loggers auf einem niedrigeren Level (z. B. "trace") festgelegt ist, wird die<text:s/><text:soft-page-break/>Log-Nachricht nicht ausgegeben.</text:p>
      <text:p text:style-name="Standard"/>
      <text:p text:style-name="Standard">Das Logging-Subsystem sollte so eingestellt sein das die Nachrichten nur dann ausgegeben werden oder verarbeitet wenn der Log-Level mit der Log-Nachricht Level übereinstimmt.</text:p>
      <text:p text:style-name="Standard"/>
      <text:p text:style-name="P38">Aufgabe 5:</text:p>
      <text:p text:style-name="Standard">Es tritt ein hoher Logging Datenverkehr auf. Da jeder Server eigene Log-Nachrichten für gleiche requests erzeugt kann es die Verwaltung schwerer machen und die Leistung beeinträchtigen. Vermeiden kann man das durch Request-IDs die man jedem Request zuweist und die in den Log Nachrichten jedes Servers mitschreibt. So kann man für bestimmte Requests aggregieren und verfolgen.</text:p>
      <text:p text:style-name="Standard"/>
      <text:p text:style-name="P39">Aufgabe 6:</text:p>
      <text:p text:style-name="Standard">Webserver: Zugriffslogs, HTTP-Anfragen und -Antworten, HTTP-Statuscodes, Fehler beim Verarbeiten von Anfragen, Sicherheitsereignisse.</text:p>
      <text:p text:style-name="Standard"/>
      <text:p text:style-name="Standard">Application Server: Anwendungsspezifische Logs, Ausführungszeit, Fehlerprotokolle, Auffällige Ereignisse, Speicher- und Ressourcenauslastung.</text:p>
      <text:p text:style-name="Standard"/>
      <text:p text:style-name="P40">Aufgabe 7:</text:p>
      <text:p text:style-name="Standard">Beim Umgang mit dem DB-Verbindungspool sollten Informationen wie verbleibende Verbindungen, abgerufene und freigegebene Verbindungen sowie Fehler- und Ausnahmeinformationen geloggt werden. Als Software-Architekt sollten<text:s/>man<text:s/>den Zustand und die Verwaltung des Pools überwachen, um sicherzustellen, dass genügend Verbindungen vorhanden sind und Probleme erkannt und behoben werden können.</text:p>
      <text:p text:style-name="Standard"/>
      <text:p text:style-name="P41">Aufgabe 8:</text:p>
      <text:p text:style-name="Standard">Beim Hinzufügen von Log-Statements in die Login-Klasse sollten sensible Informationen geschützt, das Datenvolumen begrenzt und der angemessene Log-Level gewählt werden. Es ist wichtig, die Performance-Auswirkungen zu berücksichtigen und das Logging entsprechend zu optimieren. Außerdem sollten die Logging-Konventionen und -Richtlinien der Organisation befolgt werden, um eine einheitliche Protokollierung sicherzustellen.</text:p>
      <text:p text:style-name="P4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alter </meta:initial-creator>
    <dc:creator>Tomislav Zecevic</dc:creator>
    <meta:creation-date>2014-10-22T17:30:00Z</meta:creation-date>
    <dc:date>2023-06-28T15:12:00Z</dc:date>
    <meta:print-date>2019-10-24T11:42:00Z</meta:print-date>
    <meta:template xlink:href="Normal.dotm" xlink:type="simple"/>
    <meta:editing-cycles>31</meta:editing-cycles>
    <meta:editing-duration>PT0S</meta:editing-duration>
    <meta:document-statistic meta:page-count="5" meta:paragraph-count="13" meta:word-count="909" meta:character-count="6625" meta:row-count="47" meta:non-whitespace-character-count="5729"/>
  </office:meta>
</office:document-meta>
</file>